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5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16.05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0"/>
          <table:table-cell table:formula="of:=SUM([.B4:.BI4])" office:value-type="float" office:value="31.75" calcext:value-type="float">
            <text:p>31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Michał K. (stan na 07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poprawy – macierz kowariancji ma rozmiar 2x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 poprawy – prawie ok, ale co to jest “prawdopodobieństwo nie wybrania elementu z próbki testującej”? Chyba nie tak działa train_test_spl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7:.BI7])" office:value-type="float" office:value="57" calcext:value-type="float">
            <text:p>57</text:p>
          </table:table-cell>
          <table:table-cell table:number-columns-repeated="96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25:12.993683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07T15:15:09.524916042</dc:date>
    <meta:editing-duration>PT38M52S</meta:editing-duration>
    <meta:editing-cycles>9</meta:editing-cycles>
    <meta:document-statistic meta:table-count="1" meta:cell-count="292" meta:object-count="0"/>
  </office:meta>
</office:document-meta>
</file>